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5ad9"/>
    </style:style>
    <style:style style:name="P2" style:family="paragraph" style:parent-style-name="Preformatted_20_Text">
      <style:text-properties fo:background-color="#a9a9a9"/>
    </style:style>
    <style:style style:name="P3" style:family="paragraph" style:parent-style-name="Preformatted_20_Text">
      <style:text-properties officeooo:paragraph-rsid="0041a0a0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41a0a0"/>
    </style:style>
    <style:style style:name="P5" style:family="paragraph" style:parent-style-name="Standard">
      <style:text-properties officeooo:rsid="003f7ddf"/>
    </style:style>
    <style:style style:name="P6" style:family="paragraph" style:parent-style-name="Standard">
      <style:text-properties officeooo:rsid="003f7ddf" officeooo:paragraph-rsid="00421872"/>
    </style:style>
    <style:style style:name="P7" style:family="paragraph" style:parent-style-name="Standard">
      <style:text-properties officeooo:rsid="0041e850" officeooo:paragraph-rsid="0041e850"/>
    </style:style>
    <style:style style:name="P8" style:family="paragraph" style:parent-style-name="Standard">
      <style:text-properties officeooo:paragraph-rsid="00421872"/>
    </style:style>
    <style:style style:name="P9" style:family="paragraph" style:parent-style-name="Standard">
      <style:text-properties officeooo:rsid="00486c49" officeooo:paragraph-rsid="00486c49"/>
    </style:style>
    <style:style style:name="P10" style:family="paragraph" style:parent-style-name="Standard">
      <style:text-properties officeooo:rsid="00486c49" officeooo:paragraph-rsid="004c27e5"/>
    </style:style>
    <style:style style:name="P11" style:family="paragraph" style:parent-style-name="Standard">
      <style:text-properties officeooo:rsid="004cef61" officeooo:paragraph-rsid="004cef61"/>
    </style:style>
    <style:style style:name="P12" style:family="paragraph" style:parent-style-name="Standard">
      <style:text-properties officeooo:rsid="004c27e5" officeooo:paragraph-rsid="004c27e5"/>
    </style:style>
    <style:style style:name="T1" style:family="text">
      <style:text-properties officeooo:rsid="00085ad9"/>
    </style:style>
    <style:style style:name="T2" style:family="text">
      <style:text-properties style:font-name="Liberation Mono" fo:font-size="10pt" officeooo:rsid="00085ad9" fo:background-color="transparent" loext:char-shading-value="0" style:font-name-asian="Noto Sans Mono CJK SC" style:font-size-asian="10pt" style:font-name-complex="Liberation Mono" style:font-size-complex="10pt"/>
    </style:style>
    <style:style style:name="T3" style:family="text">
      <style:text-properties fo:background-color="#c0c0c0" loext:char-shading-value="0"/>
    </style:style>
    <style:style style:name="T4" style:family="text">
      <style:text-properties officeooo:rsid="00085ad9" fo:background-color="#c0c0c0" loext:char-shading-value="0"/>
    </style:style>
    <style:style style:name="T5" style:family="text">
      <style:text-properties fo:background-color="#c0c0c0" loext:char-shading-value="0"/>
    </style:style>
    <style:style style:name="T6" style:family="text">
      <style:text-properties officeooo:rsid="0066262d" fo:background-color="#c0c0c0" loext:char-shading-value="0"/>
    </style:style>
    <style:style style:name="T7" style:family="text">
      <style:text-properties officeooo:rsid="0066262d" fo:background-color="#c0c0c0" loext:char-shading-value="0"/>
    </style:style>
    <style:style style:name="T8" style:family="text">
      <style:text-properties officeooo:rsid="00677e10" fo:background-color="#c0c0c0" loext:char-shading-value="0"/>
    </style:style>
    <style:style style:name="T9" style:family="text">
      <style:text-properties officeooo:rsid="00687f04" fo:background-color="#c0c0c0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3f7ddf" fo:background-color="transparent" loext:char-shading-value="0"/>
    </style:style>
    <style:style style:name="T12" style:family="text">
      <style:text-properties officeooo:rsid="00085ad9" fo:background-color="transparent" loext:char-shading-value="0"/>
    </style:style>
    <style:style style:name="T13" style:family="text">
      <style:text-properties officeooo:rsid="0041a0a0" fo:background-color="transparent" loext:char-shading-value="0"/>
    </style:style>
    <style:style style:name="T14" style:family="text">
      <style:text-properties officeooo:rsid="0066262d" fo:background-color="transparent" loext:char-shading-value="0"/>
    </style:style>
    <style:style style:name="T15" style:family="text">
      <style:text-properties officeooo:rsid="0066262d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background-color="#ff1493" loext:char-shading-value="0"/>
    </style:style>
    <style:style style:name="T18" style:family="text">
      <style:text-properties officeooo:rsid="0041e850" fo:background-color="#ff1493" loext:char-shading-value="0"/>
    </style:style>
    <style:style style:name="T19" style:family="text">
      <style:text-properties officeooo:rsid="0066262d" fo:background-color="#ff1493" loext:char-shading-value="0"/>
    </style:style>
    <style:style style:name="T20" style:family="text">
      <style:text-properties officeooo:rsid="003f7ddf"/>
    </style:style>
    <style:style style:name="T21" style:family="text">
      <style:text-properties officeooo:rsid="0041a0a0"/>
    </style:style>
    <style:style style:name="T22" style:family="text">
      <style:text-properties officeooo:rsid="0041e850"/>
    </style:style>
    <style:style style:name="T23" style:family="text">
      <style:text-properties officeooo:rsid="00421872"/>
    </style:style>
    <style:style style:name="T24" style:family="text">
      <style:text-properties officeooo:rsid="004429a3"/>
    </style:style>
    <style:style style:name="T25" style:family="text">
      <style:text-properties officeooo:rsid="004c27e5"/>
    </style:style>
    <style:style style:name="T26" style:family="text">
      <style:text-properties officeooo:rsid="0066262d"/>
    </style:style>
    <style:style style:name="T27" style:family="text">
      <style:text-properties officeooo:rsid="0066262d"/>
    </style:style>
    <style:style style:name="T28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<text:span text:style-name="T10">Entreprise:</text:span></text:span></text:p>
      <text:p text:style-name="Preformatted_20_Text"><text:span text:style-name="Source_20_Text"><text:span text:style-name="T10"><text:s text:c="8"/>nom: 4murs</text:span></text:span></text:p>
      <text:p text:style-name="Preformatted_20_Text"><text:span text:style-name="Source_20_Text"><text:span text:style-name="T10"><text:s text:c="8"/>Nom du projet: site </text:span></text:span><text:span text:style-name="Source_20_Text"><text:span text:style-name="T2">meubles</text:span></text:span><text:span text:style-name="Source_20_Text"><text:span text:style-name="T10"> 4 murs</text:span></text:span></text:p>
      <text:p text:style-name="Preformatted_20_Text"><text:span text:style-name="Source_20_Text"><text:span text:style-name="T10"><text:s text:c="8"/>Nom du client: Mr.4murs</text:span></text:span></text:p>
      <text:p text:style-name="P2"/>
      <text:p text:style-name="Preformatted_20_Text"><text:span text:style-name="Source_20_Text">Contexte:</text:span></text:p>
      <text:p text:style-name="Preformatted_20_Text"><text:span text:style-name="Source_20_Text"><text:s text:c="8"/>Histoire: cha</text:span><text:span text:style-name="Source_20_Text"><text:span text:style-name="T1">î</text:span></text:span><text:span text:style-name="Source_20_Text">ne de distribution de d</text:span><text:span text:style-name="Source_20_Text"><text:span text:style-name="T1">é</text:span></text:span><text:span text:style-name="Source_20_Text">coration d’intérieur crée 1969 sou</text:span><text:span text:style-name="Source_20_Text"><text:span text:style-name="T1">h</text:span></text:span><text:span text:style-name="Source_20_Text">ait</text:span><text:span text:style-name="Source_20_Text"><text:span text:style-name="T1">e</text:span></text:span><text:span text:style-name="Source_20_Text"> </text:span><text:span text:style-name="Source_20_Text"><text:span text:style-name="T1">é</text:span></text:span><text:span text:style-name="Source_20_Text">largir son activit</text:span><text:span text:style-name="Source_20_Text"><text:span text:style-name="T1">é</text:span></text:span><text:span text:style-name="Source_20_Text"> en proposent des meuble sur un nouveau site internet.</text:span></text:p>
      <text:p text:style-name="Preformatted_20_Text"/>
      <text:p text:style-name="Preformatted_20_Text"><text:span text:style-name="Source_20_Text"><text:s text:c="8"/>Taille de l'entreprise: C.A: 86 Million </text:span><text:span text:style-name="Source_20_Text"><text:span text:style-name="T1">d’euros</text:span></text:span><text:span text:style-name="Source_20_Text">, Effectif moyen 606</text:span></text:p>
      <text:p text:style-name="Preformatted_20_Text"><text:span text:style-name="Source_20_Text"><text:s text:c="8"/>Activit</text:span><text:span text:style-name="Source_20_Text"><text:span text:style-name="T1">é</text:span></text:span><text:span text:style-name="Source_20_Text">: Vente de d</text:span><text:span text:style-name="Source_20_Text"><text:span text:style-name="T1">é</text:span></text:span><text:span text:style-name="Source_20_Text">coration murale et d'intérieur</text:span></text:p>
      <text:p text:style-name="Preformatted_20_Text"><text:span text:style-name="Source_20_Text"><text:s text:c="8"/>Positionnement de la marque: milieu de gamme, se veu</text:span><text:span text:style-name="Source_20_Text"><text:span text:style-name="T1">t</text:span></text:span><text:span text:style-name="Source_20_Text"> accessible</text:span></text:p>
      <text:p text:style-name="Preformatted_20_Text"/>
      <text:p text:style-name="Preformatted_20_Text"><text:span text:style-name="Source_20_Text">Projet:</text:span></text:p>
      <text:p text:style-name="Preformatted_20_Text"><text:span text:style-name="Source_20_Text"><text:s text:c="8"/>État actuel: Site fonctionnel mais ne traite pas de la parti</text:span><text:span text:style-name="Source_20_Text"><text:span text:style-name="T1">e</text:span></text:span><text:span text:style-name="Source_20_Text"> vente de mobilier</text:span></text:p>
      <text:p text:style-name="Preformatted_20_Text"><text:span text:style-name="Source_20_Text"><text:s text:c="8"/>Objectif du nouveau site: <text:tab/>- Générer des ventes sur la nouvelle activit</text:span><text:span text:style-name="Source_20_Text"><text:span text:style-name="T1">é</text:span></text:span></text:p>
      <text:p text:style-name="Preformatted_20_Text"><text:span text:style-name="Source_20_Text"><text:s text:c="24"/><text:tab/><text:tab/>- étendre l'image actuel de l'entreprise</text:span></text:p>
      <text:p text:style-name="Preformatted_20_Text"><text:span text:style-name="Source_20_Text"><text:s text:c="24"/><text:tab/><text:tab/>- ouvrir une nouvelle activit</text:span><text:span text:style-name="Source_20_Text"><text:span text:style-name="T1">é</text:span></text:span><text:span text:style-name="Source_20_Text"> de e-commerce</text:span></text:p>
      <text:p text:style-name="Preformatted_20_Text"><text:span text:style-name="Source_20_Text"/></text:p>
      <text:p text:style-name="P1"><text:span text:style-name="Source_20_Text"><text:s text:c="8"/></text:span><text:span text:style-name="Source_20_Text"><text:span text:style-name="T3">Cible: Les clients reste sensiblement les m</text:span></text:span><text:span text:style-name="Source_20_Text"><text:span text:style-name="T4">ê</text:span></text:span><text:span text:style-name="Source_20_Text"><text:span text:style-name="T3">mes. Ils ont pour but de d</text:span></text:span><text:span text:style-name="Source_20_Text"><text:span text:style-name="T4">é</text:span></text:span><text:span text:style-name="Source_20_Text"><text:span text:style-name="T3">corer leurs int</text:span></text:span><text:span text:style-name="Source_20_Text"><text:span text:style-name="T4">é</text:span></text:span><text:span text:style-name="Source_20_Text"><text:span text:style-name="T3">rieur la clientèle potentielle auras aussi des besoin de mobilier.</text:span></text:span></text:p>
      <text:p text:style-name="Preformatted_20_Text"/>
      <text:p text:style-name="Preformatted_20_Text"/>
      <text:p text:style-name="Preformatted_20_Text"><text:span text:style-name="Source_20_Text"><text:span text:style-name="T5">Rôle: </text:span></text:span><text:span text:style-name="Source_20_Text"><text:span text:style-name="T7">admin</text:span></text:span></text:p>
      <text:p text:style-name="Preformatted_20_Text"><text:span text:style-name="Source_20_Text"><text:span text:style-name="T7"><text:tab/>technicien de maintenance</text:span></text:span></text:p>
      <text:p text:style-name="Preformatted_20_Text"><text:span text:style-name="Source_20_Text"><text:span text:style-name="T7"><text:tab/></text:span></text:span><text:span text:style-name="Source_20_Text"><text:span text:style-name="T8">chargé de commande</text:span></text:span></text:p>
      <text:p text:style-name="Preformatted_20_Text"><text:span text:style-name="Source_20_Text"><text:span text:style-name="T8"><text:tab/></text:span></text:span><text:span text:style-name="Source_20_Text"><text:span text:style-name="T9">chargé de gérer la clientèle</text:span></text:span></text:p>
      <text:p text:style-name="Preformatted_20_Text"><text:span text:style-name="Source_20_Text"><text:s text:c="8"/></text:span></text:p>
      <text:p text:style-name="Preformatted_20_Text"><text:span text:style-name="Source_20_Text"><text:span text:style-name="T10">Périmètre:</text:span></text:span></text:p>
      <text:p text:style-name="Preformatted_20_Text"><text:span text:style-name="Source_20_Text"><text:span text:style-name="T10"><text:s text:c="8"/>Estimation du volume: gamme de produit large et modulable</text:span></text:span></text:p>
      <text:p text:style-name="P3"><text:span text:style-name="Source_20_Text"><text:span text:style-name="T10"><text:s text:c="30"/>page client(consultation, panier, commande), <text:tab/><text:tab/><text:tab/><text:tab/><text:tab/><text:tab/> </text:span></text:span><text:span text:style-name="Source_20_Text"><text:span text:style-name="T11">page </text:span></text:span><text:span text:style-name="Source_20_Text"><text:span text:style-name="T10">admin(consultation des stock, </text:span></text:span><text:span text:style-name="Source_20_Text"><text:span text:style-name="T12">é</text:span></text:span><text:span text:style-name="Source_20_Text"><text:span text:style-name="T10">tude des re</text:span></text:span><text:span text:style-name="Source_20_Text"><text:span text:style-name="T12">s</text:span></text:span><text:span text:style-name="Source_20_Text"><text:span text:style-name="T10">source, gestion utilisateur/client)</text:span></text:span></text:p>
      <text:p text:style-name="P3"><text:span text:style-name="Source_20_Text"><text:span text:style-name="T10"/></text:span></text:p>
      <text:p text:style-name="P4"><text:span text:style-name="Source_20_Text"><text:span text:style-name="T10"><text:s text:c="8"/></text:span></text:span><text:span text:style-name="Source_20_Text"><text:span text:style-name="T13">Concurrents: </text:span></text:span><text:span text:style-name="Source_20_Text"><text:span text:style-name="T10">Site de vente de ikea but et bien d'autre</text:span></text:span></text:p>
      <text:p text:style-name="P5">D<text:span text:style-name="T21">escription fonctionnelle: </text:span></text:p>
      <text:p text:style-name="P5"><text:tab/><text:span text:style-name="T21">pour chq meuble une image sera fournie</text:span></text:p>
      <text:p text:style-name="P6"><text:tab/><text:span text:style-name="T18">Il doit fournir</text:span><text:span text:style-name="T22"> </text:span></text:p>
      <text:p text:style-name="P8"><text:span text:style-name="T20"><text:tab/></text:span><text:span text:style-name="T24">L’entreprise</text:span><text:span text:style-name="T22"> possède des codes couleurs ainsi qu’un logo qui lui est propre</text:span></text:p>
      <text:p text:style-name="P7"/>
      <text:p text:style-name="P7">Plan du site :</text:p>
      <text:p text:style-name="P7"><text:tab/>1.</text:p>
      <text:p text:style-name="P7"><text:tab/><text:tab/>1.1</text:p>
      <text:p text:style-name="P7"><text:tab/><text:tab/>1.2</text:p>
      <text:p text:style-name="P7"><text:tab/><text:span text:style-name="T23">2.</text:span></text:p>
      <text:p text:style-name="P7"><text:tab/><text:tab/><text:span text:style-name="T23">2.1</text:span></text:p>
      <text:p text:style-name="P7"><text:tab/><text:tab/><text:span text:style-name="T23">2.2</text:span></text:p>
      <text:p text:style-name="P9"/>
      <text:p text:style-name="P10">Technique: <text:tab/></text:p>
      <text:p text:style-name="P12"><text:tab/><text:tab/>hébergement: une plateforme en Costa Rica hébergera le site du client</text:p>
      <text:p text:style-name="P9"><text:tab/><text:tab/><text:tab/><text:tab/><text:span text:style-name="T25">l’entreprise se charge du domaine du site</text:span></text:p>
      <text:p text:style-name="P9"><text:tab/><text:tab/><text:span text:style-name="T25">référencement: le développeur se charge du référencement, le but est que le site sorte <text:tab/><text:tab/><text:tab/><text:tab/> <text:s/>parmi les 1e résultats lors d’une recherche sur les meubles</text:span></text:p>
      <text:p text:style-name="P9"/>
      <text:p text:style-name="P11"><text:soft-page-break/>Nos objectifs sont l’acquisition de nouveaux clients, une amélioration de notre notoriété, Apport d’un nouveau service à nos clients/fidélisation de nos clients, promouvoir un produit ou un service et enfin vendre nos produits et servic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8:11:03.382662490</meta:creation-date>
    <dc:date>2022-02-04T15:48:47.603760489</dc:date>
    <meta:editing-duration>PT53M15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286" meta:character-count="2064" meta:non-whitespace-character-count="1588"/>
  </office:meta>
</office:document-meta>
</file>